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558cm" fo:margin-left="-0.191cm" fo:margin-top="0cm" fo:margin-bottom="0cm" table:align="left" style:writing-mode="lr-tb"/>
    </style:style>
    <style:style style:name="Таблица1.A" style:family="table-column">
      <style:table-column-properties style:column-width="7.303cm"/>
    </style:style>
    <style:style style:name="Таблица1.B" style:family="table-column">
      <style:table-column-properties style:column-width="3.808cm"/>
    </style:style>
    <style:style style:name="Таблица1.C" style:family="table-column">
      <style:table-column-properties style:column-width="4.44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2" style:family="table">
      <style:table-properties style:width="16.02cm" fo:margin-left="0.141cm" fo:margin-top="0cm" fo:margin-bottom="0cm" table:align="left" style:writing-mode="lr-tb"/>
    </style:style>
    <style:style style:name="Таблица2.A" style:family="table-column">
      <style:table-column-properties style:column-width="3.978cm"/>
    </style:style>
    <style:style style:name="Таблица2.B" style:family="table-column">
      <style:table-column-properties style:column-width="10.539cm"/>
    </style:style>
    <style:style style:name="Таблица2.C" style:family="table-column">
      <style:table-column-properties style:column-width="1.5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018cm" fo:padding-right="0.018cm" fo:padding-top="0cm" fo:padding-bottom="0cm" fo:border="0.035cm solid #000001"/>
    </style:style>
    <style:style style:name="Таблица2.A2" style:family="table-cell">
      <style:table-cell-properties style:vertical-align="middle" fo:padding-left="0.018cm" fo:padding-right="0.018cm" fo:padding-top="0cm" fo:padding-bottom="0cm" fo:border="0.035cm solid #000001"/>
    </style:style>
    <style:style style:name="P1" style:family="paragraph" style:parent-style-name="List_20_Paragraph" style:list-style-name="WWNum10">
      <style:paragraph-properties fo:line-height="150%" fo:text-align="start" style:justify-single-word="false"/>
    </style:style>
    <style:style style:name="P2" style:family="paragraph" style:parent-style-name="List_20_Paragraph">
      <style:paragraph-properties fo:line-height="150%" fo:text-align="justify" style:justify-single-word="false"/>
    </style:style>
    <style:style style:name="P3" style:family="paragraph" style:parent-style-name="List_20_Paragraph" style:list-style-name="WWNum5">
      <style:paragraph-properties fo:line-height="150%" fo:text-align="justify" style:justify-single-word="false"/>
    </style:style>
    <style:style style:name="P4" style:family="paragraph" style:parent-style-name="List_20_Paragraph" style:list-style-name="WWNum10">
      <style:paragraph-properties fo:line-height="150%" fo:text-align="justify" style:justify-single-word="false"/>
    </style:style>
    <style:style style:name="P5" style:family="paragraph" style:parent-style-name="List_20_Paragraph" style:list-style-name="WWNum7">
      <style:paragraph-properties fo:line-height="150%" fo:text-align="justify" style:justify-single-word="false"/>
    </style:style>
    <style:style style:name="P6" style:family="paragraph" style:parent-style-name="List_20_Paragraph" style:list-style-name="WWNum10">
      <style:paragraph-properties fo:margin-top="0cm" fo:margin-bottom="0cm" fo:line-height="150%" fo:text-align="justify" style:justify-single-word="false" fo:orphans="2" fo:widows="2" style:writing-mode="lr-tb"/>
    </style:style>
    <style:style style:name="P7" style:family="paragraph" style:parent-style-name="List_20_Paragraph" style:list-style-name="WWNum10">
      <style:paragraph-properties fo:margin-top="0cm" fo:margin-bottom="0cm" fo:line-height="150%" fo:text-align="justify" style:justify-single-word="false" fo:orphans="2" fo:widows="2" style:writing-mode="lr-tb"/>
      <style:text-properties style:use-window-font-color="true" style:font-name="Times New Roman" fo:font-size="14pt" style:font-name-asian="Calibri1" style:font-size-asian="14pt" style:font-name-complex="Times New Roman1" style:font-size-complex="14pt"/>
    </style:style>
    <style:style style:name="P8" style:family="paragraph" style:parent-style-name="List_20_Paragraph" style:list-style-name="WWNum10">
      <style:paragraph-properties fo:margin-top="0cm" fo:margin-bottom="0cm" fo:line-height="150%" fo:text-align="justify" style:justify-single-word="false" fo:orphans="2" fo:widows="2" style:writing-mode="lr-tb"/>
      <style:text-properties style:use-window-font-color="true" style:font-name="Times New Roman" fo:font-size="14pt" style:font-size-asian="14pt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 style:list-style-name="WWNum6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style:font-name-asian="Calibri1" style:font-name-complex="Times New Roman1" style:font-size-complex="14pt" style:font-style-complex="italic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-asian="Calibri1" style:font-name-complex="Times New Roman1" style:font-size-complex="14pt" style:font-style-complex="italic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style:font-name-asian="Calibri1" style:font-size-asian="12pt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style:font-name-asian="Calibri1" style:font-size-asian="12pt" style:font-name-complex="Times New Roman1" style:font-size-complex="12pt" style:font-style-complex="italic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background-color="#ffff00" style:font-name-asian="Calibri1" style:font-size-asian="12pt" style:font-name-complex="Times New Roman1" style:font-size-complex="12pt" style:font-style-complex="italic"/>
    </style:style>
    <style:style style:name="P18" style:family="paragraph" style:parent-style-name="Standard">
      <style:paragraph-properties fo:line-height="150%" fo:text-align="justify" style:justify-single-word="false" fo:background-color="#ffffff">
        <style:background-image/>
      </style:paragraph-properties>
    </style:style>
    <style:style style:name="P19" style:family="paragraph" style:parent-style-name="Standard">
      <style:paragraph-properties fo:margin-left="0cm" fo:margin-right="0cm" fo:text-align="justify" style:justify-single-word="false" fo:text-indent="0.078cm" style:auto-text-indent="false"/>
      <style:text-properties fo:color="#a6a6a6"/>
    </style:style>
    <style:style style:name="P20" style:family="paragraph" style:parent-style-name="Standard">
      <style:paragraph-properties fo:margin-left="0cm" fo:margin-right="0cm" fo:text-align="justify" style:justify-single-word="false" fo:text-indent="0.078cm" style:auto-text-indent="false"/>
    </style:style>
    <style:style style:name="P21" style:family="paragraph" style:parent-style-name="Standard">
      <style:paragraph-properties fo:margin-left="-0.236cm" fo:margin-right="-0.339cm" fo:text-align="justify" style:justify-single-word="false" fo:text-indent="0.078cm" style:auto-text-indent="false"/>
    </style:style>
    <style:style style:name="P22" style:family="paragraph" style:parent-style-name="Standard" style:master-page-name="Standard">
      <style:paragraph-properties fo:line-height="150%" fo:text-align="justify" style:justify-single-word="false" style:page-number="auto"/>
    </style:style>
    <style:style style:name="T1" style:family="text">
      <style:text-properties fo:font-weight="bold" style:font-name-asian="Times New Roman1" style:language-asian="ru" style:country-asian="RU" style:font-weight-asian="bold" style:font-name-complex="Times New Roman1" style:font-size-complex="14pt" style:font-weight-complex="bold"/>
    </style:style>
    <style:style style:name="T2" style:family="text">
      <style:text-properties fo:font-weight="bold" style:font-name-asian="Calibri1" style:font-weight-asian="bold" style:font-name-complex="Times New Roman1" style:font-size-complex="14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style:font-name-asian="Calibri1" style:font-name-complex="Times New Roman1" style:font-size-complex="14pt"/>
    </style:style>
    <style:style style:name="T5" style:family="text">
      <style:text-properties style:font-name-asian="Calibri1" style:font-name-complex="Times New Roman1" style:font-size-complex="14pt" style:font-style-complex="italic"/>
    </style:style>
    <style:style style:name="T6" style:family="text">
      <style:text-properties style:font-name-asian="Calibri1" style:font-name-complex="Times New Roman1" style:font-size-complex="14pt" style:font-style-complex="italic" style:font-weight-complex="bold"/>
    </style:style>
    <style:style style:name="T7" style:family="text">
      <style:text-properties style:font-name-asian="Calibri1" style:font-name-complex="Times New Roman1" style:font-size-complex="14pt" style:font-weight-complex="bold"/>
    </style:style>
    <style:style style:name="T8" style:family="text">
      <style:text-properties style:font-style-complex="italic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Calibri1" style:font-name-complex="Times New Roman1" style:font-size-complex="14pt"/>
    </style:style>
    <style:style style:name="T11" style:family="text">
      <style:text-properties fo:language="en" fo:country="US" style:font-name-asian="Calibri1" style:font-name-complex="Times New Roman1" style:font-size-complex="14pt" style:font-style-complex="italic"/>
    </style:style>
    <style:style style:name="T12" style:family="text">
      <style:text-properties fo:letter-spacing="0.071cm" style:font-name-asian="Calibri1" style:font-name-complex="Times New Roman1" style:font-size-complex="14pt"/>
    </style:style>
    <style:style style:name="T13" style:family="text">
      <style:text-properties fo:letter-spacing="0.071cm" fo:font-weight="bold" style:font-name-asian="Calibri1" style:font-weight-asian="bold" style:font-name-complex="Times New Roman1" style:font-size-complex="14pt" style:font-weight-complex="bold"/>
    </style:style>
    <style:style style:name="T14" style:family="text">
      <style:text-properties fo:color="#00000a" fo:font-size="14pt" style:font-size-asian="14pt"/>
    </style:style>
    <style:style style:name="T15" style:family="text">
      <style:text-properties fo:color="#00000a" fo:font-size="14pt" fo:language="en" fo:country="US" style:font-size-asian="14pt"/>
    </style:style>
    <style:style style:name="T16" style:family="text">
      <style:text-properties fo:font-size="12pt" style:font-name-asian="Calibri1" style:font-size-asian="12pt" style:font-name-complex="Times New Roman1" style:font-size-complex="12pt" style:font-style-complex="italic"/>
    </style:style>
    <style:style style:name="T17" style:family="text">
      <style:text-properties fo:font-size="12pt" fo:language="en" fo:country="US" style:font-name-asian="Calibri1" style:font-size-asian="12pt" style:font-name-complex="Times New Roman1" style:font-size-complex="12pt" style:font-style-complex="italic"/>
    </style:style>
    <style:style style:name="T18" style:family="text">
      <style:text-properties fo:font-size="12pt" fo:background-color="#ffff00" style:font-name-asian="Calibri1" style:font-size-asian="12pt" style:font-name-complex="Times New Roman1" style:font-size-complex="12pt" style:font-style-complex="italic"/>
    </style:style>
    <style:style style:name="T19" style:family="text">
      <style:text-properties fo:color="#000000" fo:font-weight="bold" style:font-name-asian="Times New Roman1" style:language-asian="ru" style:country-asian="RU" style:font-weight-asian="bold" style:font-name-complex="Times New Roman1" style:font-size-complex="14pt" style:font-weight-complex="bold"/>
    </style:style>
    <style:style style:name="T20" style:family="text">
      <style:text-properties fo:color="#a6a6a6"/>
    </style:style>
    <style:style style:name="T21" style:family="text">
      <style:text-properties style:use-window-font-color="true" style:font-name="Times New Roman" fo:font-size="14pt" style:font-name-asian="Calibri1" style:font-size-asian="14pt" style:font-name-complex="Times New Roman1" style:font-size-complex="14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bookmark-start text:name="_Toc42103020"/><text:span text:style-name="T1">Приложение 1. Техническое задание</text:span><text:bookmark-end text:name="_Toc42103020"/></text:h>
      <text:p text:style-name="P9"><text:span text:style-name="T2">1 Введение</text:span></text:p>
      <text:p text:style-name="P9"><text:span text:style-name="T5">Настоящее техническое задание распространяется на разработку программного продукта, используемого хозяевами домашних животных и позволяющее отслеживать и планировать деятельность по уходу за питомцами.</text:span></text:p>
      <text:p text:style-name="P9"><text:span text:style-name="T5">Данный программный продукт:</text:span></text:p>
      <text:list xml:id="list6479528375400710836" text:style-name="WWNum10">
        <text:list-item>
          <text:p text:style-name="P8"><text:span text:style-name="T5">Обеспечивает хранение информации о животных в одном централизованном месте;</text:span></text:p>
        </text:list-item>
        <text:list-item>
          <text:p text:style-name="P8"><text:span text:style-name="T5">Позволяет формировать краткий свод информации о животном;</text:span></text:p>
        </text:list-item>
        <text:list-item>
          <text:p text:style-name="P8"><text:span text:style-name="T5">Предоставляет возможность отправки сформированного перечня информации о животном и его отправка по электронной почте.</text:span></text:p>
        </text:list-item>
      </text:list>
      <text:p text:style-name="P9"><text:span text:style-name="T2">2 Основания для разработки</text:span></text:p>
      <text:p text:style-name="P9"><text:span text:style-name="T5">Программный продукт разрабатывается в соответствии с учебным планом кафедры «Систем управления и информационных технологий в строительстве» ВГТУ по дисциплине «Технология программирования». </text:span></text:p>
      <text:p text:style-name="P9"><text:span text:style-name="T2">3 Назначение разработки</text:span></text:p>
      <text:p text:style-name="P9"><text:span text:style-name="T5">Основное назначение программного продукта заключается в централизованном хранении данных о животном пользователя, составления перечня информации о животном и его отправка по электронной почте </text:span></text:p>
      <text:p text:style-name="P9"><text:span text:style-name="T2">4 Требования к функциональным характеристикам программного продукта</text:span></text:p>
      <text:p text:style-name="P9"><text:span text:style-name="T7">4.1 Функциональные требования</text:span></text:p>
      <text:list xml:id="list208119456" text:continue-list="list6479528375400710836" text:style-name="WWNum10">
        <text:list-item text:start-value="1">
          <text:p text:style-name="P7"><text:span text:style-name="T8">Просмотр, удаление, добавление информации о животном; </text:span></text:p>
        </text:list-item>
        <text:list-item>
          <text:p text:style-name="P7">Просмотр и отслеживание информации о прививках;</text:p>
        </text:list-item>
        <text:list-item>
          <text:p text:style-name="P6"><text:span text:style-name="T21">Создание, редактирование, удаление напоминания о необходимости</text:span> профилактических мероприятий.</text:p>
        </text:list-item>
      </text:list>
      <text:p text:style-name="P9"><text:span text:style-name="T4">4.2 Атрибуты качества</text:span></text:p>
      <text:p text:style-name="P9"><text:span text:style-name="T4">Для обеспечения надежности ПО необходимо предусмотреть:</text:span></text:p>
      <text:list xml:id="list4187095738803431365" text:style-name="WWNum5">
        <text:list-header>
          <text:p text:style-name="P3"><text:span text:style-name="T4">- блокировку некорректных действий пользователя. </text:span></text:p>
        </text:list-header>
      </text:list>
      <text:p text:style-name="P9"><text:soft-page-break/><text:span text:style-name="T7">4.3 Условия эксплуатации</text:span></text:p>
      <text:p text:style-name="P9"><text:span text:style-name="T4"><text:s/>Условия эксплуатации в соответствие с СанПин 2.2.2.542 – 96.</text:span></text:p>
      <text:p text:style-name="P9"><text:span text:style-name="T7">4.3.1 Требования к составу и параметрам технических средств</text:span></text:p>
      <text:p text:style-name="P9"><text:span text:style-name="T4"><text:s/>Программное обеспечение должно функционировать на </text:span><text:span text:style-name="T10">IBM</text:span><text:span text:style-name="T4">-совместимых персональных компьютерах. </text:span></text:p>
      <text:p text:style-name="P9"><text:span text:style-name="T12"><text:s/></text:span><text:span text:style-name="T4">Минимальная конфигурация технических средств</text:span></text:p>
      <text:list xml:id="list7849596493312038514" text:style-name="L2">
        <text:list-item>
          <text:p text:style-name="P12">Тип<text:span text:style-name="T9"> </text:span>процессора<text:span text:style-name="T9"> <text:tab/> <text:s text:c="2"/>Intel Core i3, AMD Ryzen 3. </text:span></text:p>
        </text:list-item>
        <text:list-item>
          <text:p text:style-name="P12">Объем ОЗУ<text:tab/> <text:s text:c="2"/>8Гб. </text:p>
        </text:list-item>
        <text:list-item>
          <text:p text:style-name="P12"><text:span text:style-name="T14">ОС – Windows 7, </text:span><text:span text:style-name="T15">Android</text:span><text:span text:style-name="T14"> 8.0, </text:span><text:span text:style-name="T15">iOS</text:span><text:span text:style-name="T14"> 14.</text:span><text:span text:style-name="T15">0</text:span><text:span text:style-name="T14">; </text:span></text:p>
        </text:list-item>
      </text:list>
      <text:p text:style-name="P9"><text:span text:style-name="T4">4.3.2 Требования к системному окружению и внешним интерфейсам</text:span></text:p>
      <text:p text:style-name="P9"><text:span text:style-name="T4">Программное обеспечение должно работать под управлением операционных систем семейства </text:span><text:span text:style-name="T10">Windows</text:span><text:span text:style-name="T4"> не позднее 2010 года.</text:span></text:p>
      <text:p text:style-name="P9"><text:span text:style-name="T4">4.3.3 Требования к пользовательскому интерфейсу</text:span></text:p>
      <text:p text:style-name="P9"><text:span text:style-name="T4">Приложение реализует взаимодействие с пользователем посредством графического интерфейса пользователя, который будет создан с использованием платформы </text:span><text:span text:style-name="T10">Javafx</text:span><text:span text:style-name="T4"> (</text:span><text:span text:style-name="T10">openfx</text:span><text:span text:style-name="T4">.</text:span><text:span text:style-name="T10">jdk</text:span><text:span text:style-name="T4">) и использованием библиотек </text:span><text:span text:style-name="T10">graph</text:span><text:span text:style-name="T4">, </text:span><text:span text:style-name="T10">Play</text:span><text:span text:style-name="T4">. </text:span></text:p>
      <text:p text:style-name="P9"><text:span text:style-name="T4">Поддерживаемые экраны, диалоги:</text:span></text:p>
      <text:list xml:id="list5713041594774925372" text:style-name="WWNum10">
        <text:list-item>
          <text:p text:style-name="P4"><text:span text:style-name="T4">Авторизация по СМС (форма)</text:span></text:p>
        </text:list-item>
        <text:list-item>
          <text:p text:style-name="P4"><text:span text:style-name="T4">Создание профиля пользователя (форма)</text:span></text:p>
        </text:list-item>
        <text:list-item>
          <text:p text:style-name="P4"><text:span text:style-name="T4">Добавление животного (форма)</text:span></text:p>
        </text:list-item>
        <text:list-item>
          <text:p text:style-name="P4"><text:span text:style-name="T4">Список животных (список)</text:span></text:p>
        </text:list-item>
        <text:list-item>
          <text:p text:style-name="P4"><text:span text:style-name="T4">Добавление ветеринарного мероприятия (форма)</text:span></text:p>
        </text:list-item>
        <text:list-item>
          <text:p text:style-name="P4"><text:span text:style-name="T4">Просмотр ветеринарных мероприятий (просмотр + список)</text:span></text:p>
        </text:list-item>
      </text:list>
      <text:p text:style-name="P9"><text:span text:style-name="T4">4.4. Требования к информационной и программной совместимости</text:span></text:p>
      <text:list xml:id="list5636673319780395287" text:style-name="WWNum7">
        <text:list-item>
          <text:p text:style-name="P5"><text:span text:style-name="T4">Использование библиотеки </text:span><text:span text:style-name="T10">graph</text:span><text:span text:style-name="T4"> для отображения данных.</text:span></text:p>
        </text:list-item>
        <text:list-item>
          <text:p text:style-name="P5"><text:span text:style-name="T4">Использование библиотеки </text:span><text:span text:style-name="T10">Play</text:span><text:span text:style-name="T4"> для создания веб- и мобильных версий программного продукта.</text:span></text:p>
        </text:list-item>
      </text:list>
      <text:p text:style-name="P2"><text:span text:style-name="T4"/></text:p>
      <text:p text:style-name="P2"><text:span text:style-name="T4"/></text:p>
      <text:p text:style-name="P9"><text:soft-page-break/><text:span text:style-name="T2">5 Требования к программной документации</text:span></text:p>
      <text:p text:style-name="P9"><text:span text:style-name="T4">Разрабатываемые программные модули должны быть самодокументированы, т.е. тексты программ должны содержать все необходимые комментарии. Разрабатываемое программное обеспечение должно включать сопроводительную документацию. <text:s/></text:span></text:p>
      <text:p text:style-name="P9"><text:span text:style-name="T4"><text:s/>В состав сопроводительной документации должны входить:</text:span></text:p>
      <text:list xml:id="list5278015700002537971" text:style-name="WWNum6">
        <text:list-item>
          <text:p text:style-name="P10"><text:span text:style-name="T4">Расчетно-пояснительная записка.</text:span></text:p>
        </text:list-item>
        <text:list-item>
          <text:p text:style-name="P10"><text:span text:style-name="T4">Графическая часть- блок-схемы, диаграмма прецедентов, диаграмма классов.</text:span></text:p>
        </text:list-item>
        <text:list-item>
          <text:p text:style-name="P10"><text:span text:style-name="T4">Техническое задание.</text:span></text:p>
        </text:list-item>
        <text:list-item>
          <text:p text:style-name="P10"><text:span text:style-name="T4">Руководство пользователя.</text:span></text:p>
        </text:list-item>
      </text:list>
      <text:p text:style-name="P9"><text:span text:style-name="T2">6 Технико-экономические показатели</text:span></text:p>
      <text:p text:style-name="P9"><text:span text:style-name="T5">Разрабатываемый программный продукт имеет низкую стоимость, поскольку будет разрабатываться в рамках курсового проекта. Так как отсутствует возможность подключения к внешним </text:span><text:span text:style-name="T11">API</text:span><text:span text:style-name="T5">, приложение будет для одного пользователя.</text:span></text:p>
      <text:p text:style-name="P11"><text:bookmark text:name="_GoBack"/></text:p>
      <text:p text:style-name="P9"><text:span text:style-name="T2">7 Стадии и этапы разработк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16">Название этапа</text:span></text:p>
          </table:table-cell>
          <table:table-cell table:style-name="Таблица1.A1" office:value-type="string">
            <text:p text:style-name="P15"><text:span text:style-name="T16">Срок, даты</text:span></text:p>
          </table:table-cell>
          <table:table-cell table:style-name="Таблица1.A1" office:value-type="string">
            <text:p text:style-name="P15"><text:span text:style-name="T16">Отчёт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span text:style-name="T16">Разработка технического задания</text:span></text:p>
          </table:table-cell>
          <table:table-cell table:style-name="Таблица1.A1" office:value-type="string">
            <text:p text:style-name="P15"><text:span text:style-name="T17">25</text:span><text:span text:style-name="T16">.</text:span><text:span text:style-name="T17">02</text:span><text:span text:style-name="T16">.20</text:span><text:span text:style-name="T17">23</text:span><text:span text:style-name="T16">-</text:span><text:span text:style-name="T17">14</text:span><text:span text:style-name="T16">.</text:span><text:span text:style-name="T17">03</text:span><text:span text:style-name="T16">.20</text:span><text:span text:style-name="T17">23</text:span></text:p>
            <text:p text:style-name="P16"/>
          </table:table-cell>
          <table:table-cell table:style-name="Таблица1.A1" office:value-type="string">
            <text:p text:style-name="P15"><text:span text:style-name="T16">Техническое зад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span text:style-name="T16">Анализ требований и уточнение спецификаций (эскизный проект)</text:span></text:p>
          </table:table-cell>
          <table:table-cell table:style-name="Таблица1.A1" office:value-type="string">
            <text:p text:style-name="P15"><text:span text:style-name="T16">15.0</text:span><text:span text:style-name="T17">3</text:span><text:span text:style-name="T16">.202</text:span><text:span text:style-name="T17">3</text:span><text:span text:style-name="T16">-2</text:span><text:span text:style-name="T17">0</text:span><text:span text:style-name="T16">.0</text:span><text:span text:style-name="T17">3</text:span><text:span text:style-name="T16">.202</text:span><text:span text:style-name="T17">3</text:span></text:p>
          </table:table-cell>
          <table:table-cell table:style-name="Таблица1.A1" office:value-type="string">
            <text:p text:style-name="P15"><text:span text:style-name="T16">Спецификации программного обеспечения.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span text:style-name="T16">Проектирование структуры программного обеспечения, проектирование компонентов (технический проект)</text:span></text:p>
          </table:table-cell>
          <table:table-cell table:style-name="Таблица1.A1" office:value-type="string">
            <text:p text:style-name="P15"><text:span text:style-name="T16">2</text:span><text:span text:style-name="T17">1</text:span><text:span text:style-name="T16">.0</text:span><text:span text:style-name="T17">3</text:span><text:span text:style-name="T16">.202</text:span><text:span text:style-name="T17">3</text:span><text:span text:style-name="T16">-03.0</text:span><text:span text:style-name="T17">4</text:span><text:span text:style-name="T16">.202</text:span><text:span text:style-name="T17">3</text:span></text:p>
          </table:table-cell>
          <table:table-cell table:style-name="Таблица1.A1" office:value-type="string">
            <text:p text:style-name="P15"><text:span text:style-name="T16">Схема структурная системы и спецификации компонентов. (Проектная документация: схемы алгоритмов, диаграммы классов и </text:span><text:soft-page-break/><text:span text:style-name="T16">т.п.)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span text:style-name="T16">Реализация компонент и автономное тестирование компонентов.</text:span></text:p>
            <text:p text:style-name="P15"><text:span text:style-name="T16">Сборка и комплексное тестирование.</text:span></text:p>
            <text:p text:style-name="P15"><text:span text:style-name="T16">Оценочное тестирование и (рабочий проект).</text:span></text:p>
          </table:table-cell>
          <table:table-cell table:style-name="Таблица1.A1" office:value-type="string">
            <text:p text:style-name="P15"><text:span text:style-name="T16">04.0</text:span><text:span text:style-name="T17">4</text:span><text:span text:style-name="T16">.202</text:span><text:span text:style-name="T17">3</text:span><text:span text:style-name="T16">-01.0</text:span><text:span text:style-name="T17">5</text:span><text:span text:style-name="T16">.202</text:span><text:span text:style-name="T17">3</text:span></text:p>
          </table:table-cell>
          <table:table-cell table:style-name="Таблица1.A1" office:value-type="string">
            <text:p text:style-name="P15"><text:span text:style-name="T16">Тексты программных компонентов.</text:span></text:p>
            <text:p text:style-name="P15"><text:span text:style-name="T16">Тесты, результаты тестирования.</text:span></text:p>
            <text:p text:style-name="P17"/>
          </table:table-cell>
        </table:table-row>
        <table:table-row table:style-name="Таблица1.1">
          <table:table-cell table:style-name="Таблица1.A1" office:value-type="string">
            <text:p text:style-name="P15"><text:span text:style-name="T16">Разработка программной документации</text:span></text:p>
          </table:table-cell>
          <table:table-cell table:style-name="Таблица1.A1" office:value-type="string">
            <text:p text:style-name="P15"><text:span text:style-name="T16">0</text:span><text:span text:style-name="T17">2</text:span><text:span text:style-name="T16">.0</text:span><text:span text:style-name="T17">5</text:span><text:span text:style-name="T16">.202</text:span><text:span text:style-name="T17">3</text:span><text:span text:style-name="T16">-20.0</text:span><text:span text:style-name="T17">5</text:span><text:span text:style-name="T16">.202</text:span><text:span text:style-name="T17">3</text:span></text:p>
          </table:table-cell>
          <table:table-cell table:style-name="Таблица1.A1" office:value-type="string">
            <text:p text:style-name="P15"><text:span text:style-name="T16">Программная документация.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span text:style-name="T16">Подготовка доклада и предзащита</text:span></text:p>
          </table:table-cell>
          <table:table-cell table:style-name="Таблица1.A1" office:value-type="string">
            <text:p text:style-name="P15"><text:span text:style-name="T16">30.0</text:span><text:span text:style-name="T17">5</text:span><text:span text:style-name="T16">.202</text:span><text:span text:style-name="T17">3</text:span><text:span text:style-name="T16">-09.06.202</text:span><text:span text:style-name="T17">3</text:span></text:p>
          </table:table-cell>
          <table:table-cell table:style-name="Таблица1.A1" office:value-type="string">
            <text:p text:style-name="P15"><text:span text:style-name="T16">Доклад</text:span></text:p>
          </table:table-cell>
        </table:table-row>
      </table:table>
      <text:p text:style-name="P13"/>
      <text:p text:style-name="P18"><text:span text:style-name="T19">Лист верификации требований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1"><text:span text:style-name="T3">Идентификатор функционального требования</text:span></text:p>
          </table:table-cell>
          <table:table-cell table:style-name="Таблица2.A1" office:value-type="string">
            <text:p text:style-name="P20"/>
            <text:p text:style-name="P20"><text:span text:style-name="T3">Описание</text:span></text:p>
          </table:table-cell>
          <table:table-cell table:style-name="Таблица2.A1" office:value-type="string">
            <text:p text:style-name="P20">отметка</text:p>
          </table:table-cell>
        </table:table-row>
        <table:table-row table:style-name="Таблица2.1">
          <table:table-cell table:style-name="Таблица2.A2" office:value-type="string">
            <text:p text:style-name="P20"><text:span text:style-name="T9">41A</text:span></text:p>
          </table:table-cell>
          <table:table-cell table:style-name="Таблица2.A1" office:value-type="string">
            <text:p text:style-name="P20">Временное хранение данных на облачном хранилище </text:p>
          </table:table-cell>
          <table:table-cell table:style-name="Таблица2.A1" office:value-type="string">
            <text:p text:style-name="P19"/>
          </table:table-cell>
        </table:table-row>
        <table:table-row table:style-name="Таблица2.1">
          <table:table-cell table:style-name="Таблица2.A2" office:value-type="string">
            <text:p text:style-name="P20"/>
          </table:table-cell>
          <table:table-cell table:style-name="Таблица2.A1" office:value-type="string">
            <text:p text:style-name="P20">Обеспечение бесперебойной передачи данных <text:span text:style-name="T9">GPS</text:span> по <text:span text:style-name="T9">Bluetooth</text:span>/<text:span text:style-name="T9">SMS</text:span></text:p>
          </table:table-cell>
          <table:table-cell table:style-name="Таблица2.A1" office:value-type="string">
            <text:p text:style-name="P20"/>
          </table:table-cell>
        </table:table-row>
        <table:table-row table:style-name="Таблица2.1">
          <table:table-cell table:style-name="Таблица2.A2" office:value-type="string">
            <text:p text:style-name="P20"><text:span text:style-name="T3">Идентификатор нефункционального требования</text:span></text:p>
          </table:table-cell>
          <table:table-cell table:style-name="Таблица2.A1" office:value-type="string">
            <text:p text:style-name="P20"><text:s/></text:p>
          </table:table-cell>
          <table:table-cell table:style-name="Таблица2.A1" office:value-type="string">
            <text:p text:style-name="P20"/>
          </table:table-cell>
        </table:table-row>
        <table:table-row table:style-name="Таблица2.1">
          <table:table-cell table:style-name="Таблица2.A2" office:value-type="string">
            <text:p text:style-name="P20"><text:span text:style-name="T9">42A</text:span></text:p>
          </table:table-cell>
          <table:table-cell table:style-name="Таблица2.A1" office:value-type="string">
            <text:p text:style-name="P14">Разделение экрана дежурного на 2, 4 части с отображением заданных параметров</text:p>
          </table:table-cell>
          <table:table-cell table:style-name="Таблица2.A1" office:value-type="string">
            <text:p text:style-name="P20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ячейка_20_таблицы" style:display-name="ячейка таблицы" style:family="paragraph" style:parent-style-name="Standard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ize="10pt" style:font-name-asian="Times New Roman1" style:font-size-asian="10pt" style:font-name-complex="Times New Roman1" style:font-size-complex="10pt"/>
    </style:style>
    <style:style style:name="Текущий" style:family="paragraph" style:parent-style-name="Standard" style:default-outline-level="" style:list-style-name="">
      <style:text-properties style:font-name="Calibri" style:font-size-complex="14pt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.251cm" style:auto-text-indent="false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ячейка_20_таблицы_20_Знак" style:display-name="ячейка таблицы Знак" style:family="text" style:parent-style-name="Default_20_Paragraph_20_Fon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Текущий_20_Знак" style:display-name="Текущий Знак" style:family="text" style:parent-style-name="Default_20_Paragraph_20_Font">
      <style:text-properties fo:font-size="14pt" style:font-size-asian="14pt" style:font-size-complex="1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1" style:font-size-asian="11pt" style:font-style-asian="normal" style:font-weight-asian="normal" style:font-name-complex="Ari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Ольга</meta:initial-creator>
    <dc:creator>Максим Доронкин</dc:creator>
    <meta:editing-cycles>40</meta:editing-cycles>
    <meta:creation-date>2023-03-12T10:55:00</meta:creation-date>
    <dc:date>2023-03-20T12:17:00</dc:date>
    <meta:editing-duration>PT4M6S</meta:editing-duration>
    <meta:generator>OpenOffice/4.1.14$Unix OpenOffice.org_project/4114m1$Build-9811</meta:generator>
    <meta:document-statistic meta:table-count="2" meta:image-count="0" meta:object-count="0" meta:page-count="4" meta:paragraph-count="86" meta:word-count="523" meta:character-count="45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